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jaliOldLipi" svg:font-family="AnjaliOldLipi" style:font-pitch="variable"/>
    <style:font-face style:name="Chilanka" svg:font-family="Chilank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2">
      <style:paragraph-properties fo:text-align="center" style:justify-single-word="false"/>
      <style:text-properties style:font-name="Chilanka" fo:font-size="14pt" fo:font-weight="bold" officeooo:rsid="00115a2f" officeooo:paragraph-rsid="00115a2f" style:font-size-asian="14pt" style:font-weight-asian="bold" style:font-size-complex="14pt" style:font-weight-complex="bold"/>
    </style:style>
    <style:style style:name="P2" style:family="paragraph" style:parent-style-name="Standard" style:list-style-name="L2">
      <style:paragraph-properties fo:text-align="start" style:justify-single-word="false"/>
      <style:text-properties style:font-name="Chilanka" fo:font-size="14pt" fo:font-weight="normal" officeooo:rsid="00115a2f" officeooo:paragraph-rsid="00115a2f" style:font-size-asian="14pt" style:font-weight-asian="normal" style:font-size-complex="14pt" style:font-weight-complex="normal"/>
    </style:style>
    <style:style style:name="P3" style:family="paragraph" style:parent-style-name="Standard" style:list-style-name="L2">
      <style:paragraph-properties fo:text-align="center" style:justify-single-word="false"/>
      <style:text-properties style:font-name="Chilanka" fo:font-size="18pt" fo:font-weight="bold" officeooo:rsid="00115a2f" officeooo:paragraph-rsid="00115a2f" style:font-size-asian="18pt" style:font-weight-asian="bold" style:font-size-complex="18pt" style:font-weight-complex="bold"/>
    </style:style>
    <style:style style:name="T1" style:family="text">
      <style:text-properties officeooo:rsid="0012e82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576926169" text:style-name="L2">
        <text:list-header>
          <text:p text:style-name="P1"/>
          <text:p text:style-name="P3">Documentation</text:p>
          <text:p text:style-name="P1"/>
          <text:p text:style-name="P1"/>
          <text:list>
            <text:list-item>
              <text:p text:style-name="P2">Il s’agit d’une plateforme de gestion des utilisateurs  qui va permettre d’enregistrer des utilisateurs simple et d’autres en tant qu’administrateur.</text:p>
            </text:list-item>
            <text:list-item>
              <text:p text:style-name="P2">les utilisateurs simple  seront autorisés à s’inscrire dans la plateforme, de se connecter dans leurs espaces personnels. Ils vont être en mesure au fois connecter de voire la liste des utilisateurs (nom, prénom, matricule, e-mail, et date d’inscription). Ces derniers seront aussi en mesure de recherche des noms parmi la liste. </text:p>
            </text:list-item>
            <text:list-item>
              <text:p text:style-name="P2">Quant aux administrateurs, ils leurs sera permit <text:s/><text:span text:style-name="T1">de s’inscrire, </text:span>de se connecter, de voir la listes des utilisateurs, de modifier leurs informations, de les archiver, de les désarchiver, de rechercher, <text:span text:style-name="T1">de changer le la statut des utilisateurs, </text:span><text:s/>se déconnecter. <text:span text:style-name="T1">E quelque sorte, tout utilisateurs définit comme administrateur aura tout les privilèges sur le système contrairement au utilisateurs simples qui sont limités en termes d’actions dans la dite plateforme.</text:span></text:p>
            </text:list-item>
            <text:list-item>
              <text:p text:style-name="P2"><text:span text:style-name="T1">Bref, tous les utilisateurs sont soumis aux mêmes conditions d’accès à la plateforme. Un formulaire de connexion constitue la porte d’entrer de du site si toute fois ces derniers n’ont pas de compte, ils pourront se servir du lien d’inscription pour pour ouvrir un compte soit en tant qu’utilisateur simple ou administrateur puis se conntecter. </text:span></text:p>
            </text:list-item>
          </text:list>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jaliOldLipi" svg:font-family="AnjaliOldLipi" style:font-pitch="variable"/>
    <style:font-face style:name="Chilanka" svg:font-family="Chilank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0T15:19:19.729567248</meta:creation-date>
    <dc:date>2022-11-10T15:43:07.820389606</dc:date>
    <meta:editing-duration>PT1M17S</meta:editing-duration>
    <meta:editing-cycles>1</meta:editing-cycles>
    <meta:document-statistic meta:table-count="0" meta:image-count="0" meta:object-count="0" meta:page-count="1" meta:paragraph-count="8" meta:word-count="203" meta:character-count="1309" meta:non-whitespace-character-count="1113"/>
    <meta:generator>LibreOffice/7.3.6.2$Linux_X86_64 LibreOffice_project/30$Build-2</meta:generator>
  </office:meta>
</office:document-meta>
</file>